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AVERAGE([.B4:.B5])" office:value-type="float" office:value="1.728" calcext:value-type="float">
            <text:p>1.728</text:p>
          </table:table-cell>
          <table:table-cell table:style-name="ce3" table:formula="of:=AVERAGE([.B15:.B16])" office:value-type="float" office:value="0.7515" calcext:value-type="float">
            <text:p>0.752</text:p>
          </table:table-cell>
          <table:table-cell table:style-name="ce4" table:formula="of:=AVERAGE([.C4:.C5])" office:value-type="float" office:value="0.605" calcext:value-type="float">
            <text:p>0.61</text:p>
          </table:table-cell>
          <table:table-cell table:style-name="ce4" table:formula="of:=AVERAGE([.C15:.C16])"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AVERAGE([.B6:.B7])" office:value-type="float" office:value="38.2435" calcext:value-type="float">
            <text:p>38.244</text:p>
          </table:table-cell>
          <table:table-cell table:style-name="ce3" table:formula="of:=AVERAGE([.B17:.B18])" office:value-type="float" office:value="1.3855" calcext:value-type="float">
            <text:p>1.386</text:p>
          </table:table-cell>
          <table:table-cell table:style-name="ce4" table:formula="of:=AVERAGE([.C6:.C7])" office:value-type="float" office:value="10.29" calcext:value-type="float">
            <text:p>10.29</text:p>
          </table:table-cell>
          <table:table-cell table:style-name="ce4" table:formula="of:=AVERAGE([.C17:.C18])" office:value-type="float" office:value="0.345" calcext:value-type="float">
            <text:p>0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table:formula="of:=AVERAGE([.B19:.B20])" office:value-type="float" office:value="5.254" calcext:value-type="float">
            <text:p>5.254</text:p>
          </table:table-cell>
          <table:table-cell table:style-name="ce4" table:formula="of:=AVERAGE([.C8:.C9])" office:value-type="float" office:value="320.87" calcext:value-type="float">
            <text:p>320.87</text:p>
          </table:table-cell>
          <table:table-cell table:style-name="ce4" table:formula="of:=AVERAGE([.C19:.C20])" office:value-type="float" office:value="0.81" calcext:value-type="float">
            <text:p>0.8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table:formula="of:=AVERAGE([.B21:.B22])" office:value-type="float" office:value="39.1355" calcext:value-type="float">
            <text:p>39.136</text:p>
          </table:table-cell>
          <table:table-cell table:style-name="ce4"/>
          <table:table-cell table:style-name="ce4" table:formula="of:=AVERAGE([.C21:.C22])" office:value-type="float" office:value="2.445" calcext:value-type="float">
            <text:p>2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 table:number-columns-repeated="2"/>
          <table:table-cell table:style-name="ce4"/>
          <table:table-cell table:style-name="ce4" table:formula="of:=AVERAGE([.C23:.C24])" office:value-type="float" office:value="11.775" calcext:value-type="float">
            <text:p>11.7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 table:number-columns-repeated="2"/>
          <table:table-cell table:style-name="ce4"/>
          <table:table-cell table:style-name="ce4" table:formula="of:=AVERAGE([.C25:.C26])" office:value-type="float" office:value="57.075" calcext:value-type="float">
            <text:p>57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3" table:number-columns-repeated="2"/>
          <table:table-cell table:style-name="ce4"/>
          <table:table-cell table:style-name="ce4" table:formula="of:=AVERAGE([.C27:.C28])" office:value-type="float" office:value="327.945" calcext:value-type="float">
            <text:p>327.95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4" office:value-type="float" office:value="0.605" calcext:value-type="float">
            <text:p>0.6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0.345" calcext:value-type="float">
            <text:p>0.35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4" office:value-type="float" office:value="320.87" calcext:value-type="float">
            <text:p>320.87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2.34782608695652" calcext:value-type="float">
            <text:p>2.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.445" calcext:value-type="float">
            <text:p>2.45</text:p>
          </table:table-cell>
          <table:table-cell table:style-name="ce4" office:value-type="float" office:value="3.01851851851852" calcext:value-type="float">
            <text:p>3.0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1.775" calcext:value-type="float">
            <text:p>11.78</text:p>
          </table:table-cell>
          <table:table-cell table:style-name="ce4" office:value-type="float" office:value="4.8159509202454" calcext:value-type="float">
            <text:p>4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57.075" calcext:value-type="float">
            <text:p>57.08</text:p>
          </table:table-cell>
          <table:table-cell table:style-name="ce4" office:value-type="float" office:value="4.84713375796178" calcext:value-type="float">
            <text:p>4.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.12" calcext:value-type="float">
            <text:p>12.12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27.945" calcext:value-type="float">
            <text:p>327.95</text:p>
          </table:table-cell>
          <table:table-cell table:style-name="ce4" office:value-type="float" office:value="5.74586070959264" calcext:value-type="float">
            <text:p>5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.43" calcext:value-type="float">
            <text:p>11.4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8.04" calcext:value-type="float">
            <text:p>58.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6.11" calcext:value-type="float">
            <text:p>56.1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6.8" calcext:value-type="float">
            <text:p>326.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9.09" calcext:value-type="float">
            <text:p>329.0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2:08:07.4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2:08:55.432000000</dc:date>
    <meta:editing-duration>PT9H5M13S</meta:editing-duration>
    <meta:editing-cycles>98</meta:editing-cycles>
    <meta:generator>LibreOffice/4.2.5.2$Windows_x86 LibreOffice_project/61cb170a04bb1f12e77c884eab9192be736ec5f5</meta:generator>
    <meta:document-statistic meta:table-count="1" meta:cell-count="109" meta:object-count="0"/>
  </office:meta>
</office:document-meta>
</file>